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3cd"/>
    </style:style>
    <style:style style:name="P2" style:family="paragraph" style:parent-style-name="Standard">
      <style:text-properties officeooo:rsid="001fa3cd" officeooo:paragraph-rsid="001fa3cd"/>
    </style:style>
    <style:style style:name="T1" style:family="text">
      <style:text-properties officeooo:rsid="0020a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ón Inicial</text:p>
      <text:p text:style-name="P1"/>
      <text:p text:style-name="P2">Problema 1</text:p>
      <text:p text:style-name="P2"/>
      <text:p text:style-name="P2">Realiza un algoritmo de alguna actividad que realices en tu día a día</text:p>
      <text:p text:style-name="P2"/>
      <text:p text:style-name="P2">Realiza un algoritmo, diagrama de flujo y pseudocódigo del siguiente problema: Solicitando una calificación imprimir aprobado si dicha calificación e<text:span text:style-name="T1">s igual o</text:span> mayor a 6 o imprimir reprobado si dicha calificación e<text:span text:style-name="T1">s</text:span> menor a 6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9:30:34.915000000</meta:creation-date>
    <dc:date>2022-03-09T09:37:47.266000000</dc:date>
    <meta:editing-duration>PT7M14S</meta:editing-duration>
    <meta:editing-cycles>3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4" meta:word-count="52" meta:character-count="321" meta:non-whitespace-character-count="273"/>
  </office:meta>
</office:document-meta>
</file>